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P4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5" style:family="paragraph" style:parent-style-name="Footnote">
      <style:paragraph-properties fo:line-height="100%" style:snap-to-layout-grid="false"/>
    </style:style>
    <style:style style:name="P6" style:family="paragraph" style:parent-style-name="Footnote">
      <style:text-properties fo:font-size="5pt" style:font-size-asian="5pt"/>
    </style:style>
    <style:style style:name="P7" style:family="paragraph" style:parent-style-name="Text_20_body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Arial1" fo:font-size="11pt" fo:language="ca" fo:country="ES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rial" fo:language="ca" fo:country="ES" fo:font-weight="normal" style:font-weight-asian="normal" style:font-weight-complex="normal"/>
    </style:style>
    <style:style style:name="P10" style:family="paragraph" style:parent-style-name="Standard" style:master-page-name="Standard">
      <style:paragraph-properties style:page-number="auto"/>
      <style:text-properties style:font-name="Arial" fo:font-size="14pt" fo:language="ca" fo:country="ES" style:font-size-asian="14pt" style:font-name-complex="Arial" style:font-size-complex="14pt"/>
    </style:style>
    <style:style style:name="P11" style:family="paragraph" style:parent-style-name="Text_20_body">
      <style:text-properties fo:color="#0066ff" style:font-name="Arial1" fo:font-size="11pt" fo:language="ca" fo:country="ES" fo:font-weight="normal" officeooo:rsid="001b3c72" officeooo:paragraph-rsid="001b3c72" style:font-size-asian="11pt" style:font-weight-asian="normal" style:font-size-complex="11pt" style:font-weight-complex="normal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27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àctica 9: Instruccions de salt (opcionals)</text:p>
      <text:p text:style-name="P9">L’objectiu d’aquesta pràctica és veure per sobre les instruccions de trencament de seqüència.</text:p>
      <text:p text:style-name="P3"/>
      <text:p text:style-name="P7"/>
      <text:p text:style-name="P7"/>
      <text:p text:style-name="P8">Exercici 1: Instruccions de salt</text:p>
      <text:p text:style-name="P7">Explica quines instruccions de salt tenim en Java i Python</text:p>
      <text:p text:style-name="P11">Break: Finalitza un bucle i passa a llegir les instruccions següents.</text:p>
      <text:p text:style-name="P11">Continue: Quant es troba un continue a un bucle el programa deixa de llegir les següents instruccions i torna a la primera part del bucle.</text:p>
      <text:p text:style-name="P7"/>
      <text:p text:style-name="P8">Exercici 2: Exercici de programació</text:p>
      <text:p text:style-name="P7">Inventa un enunciat per a un exercici de programació (i mostr<text:span text:style-name="T4">a</text:span> una possible solució) on es guany eficiència amb instruccions de salt. <text:s/>Fes-ho per cadascuna de les instruccions del punt anterior.</text:p>
      <text:p text:style-name="P7"/>
      <text:p text:style-name="P7"/>
      <text:p text:style-name="P8">Exercici 3: Optimitza els exercicis anteriors (recorreguts)</text:p>
      <text:p text:style-name="P7">Optimitza un exercici del while/for fets anteriorment <text:span text:style-name="T3">amb instruccions de salt</text:span>, per tal que el vostre programa no faci recorreguts innecessaris. <text:s/>Fes-ho en Java i Python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0"><draw:image xlink:href="Pictures/100000000000080000000800482B8425106B401F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</text:page-number></text:span><text:span text:style-name="MT2"> de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7-10-26T17:30:44.703754184</dc:date>
    <meta:print-date>2011-03-02T18:52:00</meta:print-date>
    <dc:language>ca-ES</dc:language>
    <meta:editing-cycles>68</meta:editing-cycles>
    <meta:editing-duration>PT11H36M28S</meta:editing-duration>
    <meta:document-statistic meta:table-count="2" meta:image-count="1" meta:object-count="0" meta:page-count="1" meta:paragraph-count="14" meta:word-count="151" meta:character-count="971" meta:non-whitespace-character-count="832"/>
    <meta:user-defined meta:name="Info 1"/>
    <meta:user-defined meta:name="Info 2"/>
    <meta:user-defined meta:name="Info 3"/>
    <meta:user-defined meta:name="Info 4"/>
  </office:meta>
</office:document-meta>
</file>